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0.3cm" svg:y="0.4cm">
          <text:p text:style-name="P1"><text:span text:style-name="T1">nin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2.3cm" svg:y="0.4cm">
          <text:p text:style-name="P1"><text:span text:style-name="T1">imap </text:span></text:p>
          <text:p text:style-name="P1"><text:span text:style-name="T1">nbl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1.3cm" svg:y="0.4cm">
          <text:p text:style-name="P1"><text:span text:style-name="T1">nbl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3.3cm" svg:y="0.4cm">
          <text:p text:style-name="P1"><text:span text:style-name="T1">imap </text:span></text:p>
          <text:p text:style-name="P1"><text:span text:style-name="T1">nbl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4.3cm" svg:y="0.4cm">
          <text:p text:style-name="P1"><text:span text:style-name="T1">imap </text:span></text:p>
          <text:p text:style-name="P1"><text:span text:style-name="T1">nbl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3cm" svg:y="0.4cm">
          <text:p text:style-name="P1"><text:span text:style-name="T1">first data</text:span></text:p>
          <text:p text:style-name="P1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7.3cm" svg:y="0.4cm">
          <text:p text:style-name="P1"><text:span text:style-name="T1">max 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3cm" svg:y="0.4cm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3cm" svg:y="0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3cm" svg:x="0.05cm" svg:y="0.1cm">
          <text:p text:style-name="P3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1.05cm" svg:y="0.1cm">
          <text:p text:style-name="P3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2.05cm" svg:y="0.1cm">
          <text:p text:style-name="P3"><text:span text:style-name="T1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3.05cm" svg:y="0.1cm">
          <text:p text:style-name="P3"><text:span text:style-name="T1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4.05cm" svg:y="0.1cm">
          <text:p text:style-name="P3"><text:span text:style-name="T1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5.05cm" svg:y="0.1cm">
          <text:p text:style-name="P3"><text:span text:style-name="T1">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6.05cm" svg:y="0.1cm">
          <text:p text:style-name="P3"><text:span text:style-name="T1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7.05cm" svg:y="0.1cm">
          <text:p text:style-name="P3"><text:span text:style-name="T1">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9.05cm" svg:y="0.1cm">
          <text:p text:style-name="P3"><text:span text:style-name="T1">1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cm" svg:height="0.3cm" svg:x="10.05cm" svg:y="0.1cm">
          <text:p text:style-name="P3"><text:span text:style-name="T1">16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7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6:31:56.104005973</meta:creation-date>
    <dc:date>2015-09-05T14:05:13.891795256</dc:date>
    <meta:editing-duration>PT7M31S</meta:editing-duration>
    <meta:editing-cycles>2</meta:editing-cycles>
    <meta:generator>LibreOffice/4.2.8.2$Linux_X86_64 LibreOffice_project/420m0$Build-2</meta:generator>
    <meta:document-statistic meta:object-count="19"/>
  </office:meta>
</office:document-meta>
</file>